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6735593497651594223"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1834723944123873520"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1937283782539907844"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7616389280121933545"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0324582104908998"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7609738960659957087"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6720721322133461146"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8835663363988424796"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6692746" text:continue-list="list6720721322133461146"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385012967034267249"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89716"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84737"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6688178" text:continue-numbering="true" text:style-name="L9">
        <text:list-item>
          <text:list>
            <text:list-header>
              <text:p text:style-name="P188">Warm down: <text:span text:style-name="T2">0.25 mile jog home</text:span></text:p>
              <text:p text:style-name="P189"/>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6693452"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71156"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7122003334176954064"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4154264176840872613"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734009391937770142"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685763" text:continue-numbering="true" text:style-name="L12">
        <text:list-item>
          <text:list>
            <text:list-header>
              <text:p text:style-name="P193">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839710362055041263" text:style-name="L13">
        <text:list-item>
          <text:list>
            <text:list-header>
              <text:p text:style-name="P182">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605660270775899558"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243737274084363271" text:style-name="L15">
        <text:list-item>
          <text:list>
            <text:list-header>
              <text:p text:style-name="P169">1.5 miles averaging about 9:40/mile and rest 1 min</text:p>
            </text:list-header>
          </text:list>
        </text:list-item>
      </text:list>
      <text:p text:style-name="P23">1 mile in 8:26 and rest 2 min</text:p>
      <text:list xml:id="list336634474543064787"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879704642428358998" text:style-name="L17">
        <text:list-item>
          <text:list>
            <text:list-header>
              <text:p text:style-name="P171">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670360" text:continue-numbering="true" text:style-name="L17">
        <text:list-item>
          <text:list>
            <text:list-header>
              <text:p text:style-name="P171">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3016329250542818236"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028123264673188276"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8369482710066529503"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6674200" text:continue-list="list4028123264673188276" text:style-name="L19">
        <text:list-item>
          <text:list>
            <text:list-header>
              <text:p text:style-name="P173">(Pace*HR)=1240</text:p>
            </text:list-header>
          </text:list>
        </text:list-item>
      </text:list>
      <text:list xml:id="list36679422" text:continue-list="list3016329250542818236" text:style-name="L18">
        <text:list-item>
          <text:list>
            <text:list-header>
              <text:p text:style-name="P172">2 miles at 10:46/mile Ave HR= 121 bpm and rest a few minutes</text:p>
            </text:list-header>
          </text:list>
        </text:list-item>
      </text:list>
      <text:list xml:id="list36666448" text:continue-list="list36674200"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6686012"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225247660071587232"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973824574715603363"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86410534382378103"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302249354485126159" text:style-name="L24">
        <text:list-item>
          <text:p text:style-name="P192">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335191117359328361"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0579152508523262"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6670100" text:continue-numbering="true" text:style-name="L26">
        <text:list-item>
          <text:list>
            <text:list-header>
              <text:p text:style-name="P177">0.1 mile lead in to a 4 mile run</text:p>
              <text:p text:style-name="P185">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684721"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695482258707421558" text:style-name="L27">
        <text:list-item>
          <text:list>
            <text:list-header>
              <text:p text:style-name="P178">3.7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10"><text:span text:style-name="T2"/></text:p>
      <text:p text:style-name="P10"><text:span text:style-name="T2">During the past week: </text:span>16 miles</text:p>
      <text:p text:style-name="P23"/>
      <text:p text:style-name="P23">Sat Jan 14, 2023 6.31 miles </text:p>
      <text:p text:style-name="P10">Run:<text:span text:style-name="T2"> I ran for 1 hour on a treadmill and covered 6.31 miles. Ave pace: 9:30.5/mile</text:span></text:p>
      <text:p text:style-name="P179">Mile splits: 9:50, 9:41, 9:40, 9:30, 9:21, 9:11 and the last 0.31 miles at 8:57/mile</text:p>
      <text:p text:style-name="P179">Ave HR: ~140 bpm, Max HR near the end: 160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2 6.31 miles, 60:00, <text:s text:c="2"/>9:30.5/mile, <text:s/>Max HR: 160 bpm<text:tab/></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027924984866897393" text:style-name="L28">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14T16:42:52.90</dc:date>
    <dc:creator>James Lombardi</dc:creator>
    <meta:editing-duration>P18DT20H25M11S</meta:editing-duration>
    <meta:editing-cycles>1443</meta:editing-cycles>
    <meta:generator>OpenOffice/4.1.2$Win32 OpenOffice.org_project/412m3$Build-9782</meta:generator>
    <meta:document-statistic meta:table-count="0" meta:image-count="9" meta:object-count="0" meta:page-count="152" meta:paragraph-count="4340" meta:word-count="47491" meta:character-count="244043"/>
  </office:meta>
</office:document-meta>
</file>